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7ef93" officeooo:paragraph-rsid="0017ef93"/>
    </style:style>
    <style:style style:name="P2" style:family="paragraph" style:parent-style-name="Heading_20_1">
      <style:text-properties officeooo:rsid="0017ef93" officeooo:paragraph-rsid="0017ef9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kt1" text:anchor-type="paragraph" svg:x="-0.7898in" svg:y="-0.3854in" svg:width="8.2681in" svg:height="5.70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Heading_20_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0402in" draw:rotation="3150"/>
    <draw:hatch draw:name="Black_20_0_20_Degrees" draw:display-name="Black 0 Degrees" draw:style="single" draw:color="#000000" draw:distance="0.0402in" draw:rotation="0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-i011</meta:initial-creator>
    <meta:creation-date>2019-01-19T15:06:58.261247127</meta:creation-date>
    <dc:date>2019-01-19T20:09:39.994987497</dc:date>
    <dc:creator>its-i011</dc:creator>
    <meta:editing-duration>PT31M25S</meta:editing-duration>
    <meta:editing-cycles>3</meta:editing-cycles>
    <meta:generator>LibreOffice/5.1.6.2$Linux_X86_64 LibreOffice_project/1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5cm" fo:min-width="2.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216cm" fo:min-width="2.6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1cm" fo:min-width="0cm"/>
    </style:style>
    <style:style style:name="gr6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53cm" svg:stroke-color="#99ff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color="#ff66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99ff66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99ff66"/>
    </style:style>
    <style:style style:name="P5" style:family="paragraph">
      <loext:graphic-properties draw:fill="none" draw:fill-color="#ffffff"/>
      <style:text-properties fo:color="#99ff66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text-properties fo:color="#ff3333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color="#6666ff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color="#ff6600"/>
    </style:style>
    <style:style style:name="P14" style:family="paragraph">
      <style:text-properties fo:color="#b2b2b2"/>
    </style:style>
    <style:style style:name="P15" style:family="paragraph">
      <loext:graphic-properties draw:fill="none" draw:fill-color="#ffffff"/>
      <style:text-properties fo:color="#b2b2b2"/>
    </style:style>
    <style:style style:name="T1" style:family="text">
      <style:text-properties fo:color="#99ff66" fo:font-size="16pt" style:font-size-asian="16pt" style:font-size-complex="16pt"/>
    </style:style>
    <style:style style:name="T2" style:family="text">
      <style:text-properties fo:color="#99ff66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6666ff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6600"/>
    </style:style>
    <style:style style:name="T8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cm" svg:height="0.7cm" svg:x="2.3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0.5cm" svg:x="8.1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55cm" svg:height="0.878cm" svg:x="2.9cm" svg:y="1.622cm">
          <draw:text-box>
            <text:p><text:span text:style-name="T1">1000</text:span></text:p>
          </draw:text-box>
        </draw:frame>
        <draw:line draw:style-name="gr4" draw:text-style-name="P3" draw:layer="layout" svg:x1="3cm" svg:y1="2.6cm" svg:x2="4.6cm" svg:y2="1.5cm">
          <text:p/>
        </draw:line>
        <draw:frame draw:style-name="gr3" draw:text-style-name="P5" draw:layer="layout" svg:width="1.7cm" svg:height="2.384cm" svg:x="8.1cm" svg:y="1.8cm">
          <draw:text-box>
            <text:p text:style-name="P4"><text:span text:style-name="T2">mov</text:span></text:p>
            <text:p text:style-name="P4"><text:span text:style-name="T2">ld</text:span></text:p>
            <text:p text:style-name="P4"><text:span text:style-name="T2">add</text:span></text:p>
          </draw:text-box>
        </draw:frame>
        <draw:frame draw:style-name="gr3" draw:text-style-name="P7" draw:layer="layout" svg:width="1.7cm" svg:height="2.384cm" svg:x="8.1cm" svg:y="4.516cm">
          <draw:text-box>
            <text:p text:style-name="P6"><text:span text:style-name="T3">cmp</text:span></text:p>
            <text:p text:style-name="P6"><text:span text:style-name="T3">jmp</text:span></text:p>
            <text:p text:style-name="P6"><text:span text:style-name="T3">mov</text:span></text:p>
          </draw:text-box>
        </draw:frame>
        <draw:frame draw:style-name="gr5" draw:text-style-name="P9" draw:layer="layout" svg:width="1.7cm" svg:height="3.211cm" svg:x="8cm" svg:y="7.1cm">
          <draw:text-box>
            <text:p text:style-name="P8"><text:span text:style-name="T4">mov</text:span></text:p>
            <text:p text:style-name="P8"><text:span text:style-name="T4">Add</text:span></text:p>
            <text:p text:style-name="P8"><text:span text:style-name="T4">...</text:span></text:p>
            <text:p text:style-name="P8"><text:span text:style-name="T4">iret</text:span></text:p>
          </draw:text-box>
        </draw:frame>
        <draw:line draw:style-name="gr6" draw:text-style-name="P3" draw:layer="layout" svg:x1="8.1cm" svg:y1="10.2cm" svg:x2="11.3cm" svg:y2="10.2cm">
          <text:p/>
        </draw:line>
        <draw:frame draw:style-name="gr7" draw:text-style-name="P9" draw:layer="layout" svg:width="2.2cm" svg:height="0.962cm" svg:x="6.2cm" svg:y="7.2cm">
          <draw:text-box>
            <text:p text:style-name="P8"><text:span text:style-name="T4">8000</text:span></text:p>
          </draw:text-box>
        </draw:frame>
        <draw:frame draw:style-name="gr3" draw:text-style-name="P7" draw:layer="layout" svg:width="1.907cm" svg:height="0.962cm" svg:x="6.193cm" svg:y="4.6cm">
          <draw:text-box>
            <text:p text:style-name="P6"><text:span text:style-name="T3">4000</text:span></text:p>
          </draw:text-box>
        </draw:frame>
        <draw:frame draw:style-name="gr3" draw:text-style-name="P5" draw:layer="layout" svg:width="1.907cm" svg:height="0.962cm" svg:x="6.2cm" svg:y="1.8cm">
          <draw:text-box>
            <text:p text:style-name="P4"><text:span text:style-name="T2">1000</text:span></text:p>
          </draw:text-box>
        </draw:frame>
        <draw:frame draw:style-name="gr3" draw:text-style-name="P5" draw:layer="layout" svg:width="1.907cm" svg:height="0.962cm" svg:x="8.7cm" svg:y="10.438cm">
          <draw:text-box>
            <text:p text:style-name="P4"><text:span text:style-name="T2">1000</text:span></text:p>
          </draw:text-box>
        </draw:frame>
        <draw:frame draw:style-name="gr3" draw:text-style-name="P10" draw:layer="layout" svg:width="1.946cm" svg:height="0.962cm" svg:x="6.154cm" svg:y="10.1cm">
          <draw:text-box>
            <text:p><text:span text:style-name="T5">F000</text:span></text:p>
          </draw:text-box>
        </draw:frame>
        <draw:frame draw:style-name="gr3" draw:text-style-name="P10" draw:layer="layout" svg:width="2.09cm" svg:height="0.962cm" svg:x="11.4cm" svg:y="10.2cm">
          <draw:text-box>
            <text:p><text:span text:style-name="T5">Stack</text:span></text:p>
          </draw:text-box>
        </draw:frame>
        <draw:frame draw:style-name="gr8" draw:text-style-name="P12" draw:layer="layout" svg:width="1.1cm" svg:height="1.9cm" svg:x="1.3cm" svg:y="1.4cm">
          <draw:text-box>
            <text:p text:style-name="P11"><text:span text:style-name="T6">IP</text:span></text:p>
            <text:p text:style-name="P11"><text:span text:style-name="T6">BZ</text:span></text:p>
            <text:p text:style-name="P11"><text:span text:style-name="T6">PC</text:span></text:p>
          </draw:text-box>
        </draw:frame>
        <draw:frame draw:style-name="gr9" draw:text-style-name="P9" draw:layer="layout" svg:width="4cm" svg:height="1.673cm" svg:x="2.2cm" svg:y="2.4cm">
          <draw:text-box>
            <text:p text:style-name="P8"><text:span text:style-name="T3"><text:s text:c="2"/></text:span><text:span text:style-name="T4"><text:s/></text:span><text:span text:style-name="T4">8000</text:span></text:p>
          </draw:text-box>
        </draw:frame>
        <draw:frame draw:style-name="gr7" draw:text-style-name="P9" draw:layer="layout" svg:width="2.2cm" svg:height="0.962cm" svg:x="11.4cm" svg:y="7.3cm">
          <draw:text-box>
            <text:p text:style-name="P8"><text:span text:style-name="T4">ISR</text:span></text:p>
          </draw:text-box>
        </draw:frame>
        <draw:line draw:style-name="gr10" draw:text-style-name="P3" draw:layer="layout" svg:x1="6.3cm" svg:y1="7.7cm" svg:x2="3.8cm" svg:y2="3.3cm">
          <text:p/>
        </draw:line>
        <draw:line draw:style-name="gr10" draw:text-style-name="P3" draw:layer="layout" svg:x1="4.5cm" svg:y1="3.4cm" svg:x2="8.2cm" svg:y2="7.6cm">
          <text:p/>
        </draw:line>
        <draw:line draw:style-name="gr11" draw:text-style-name="P3" draw:layer="layout" svg:x1="4.5cm" svg:y1="2.2cm" svg:x2="8.7cm" svg:y2="10.9cm">
          <text:p/>
        </draw:line>
        <draw:line draw:style-name="gr12" draw:text-style-name="P3" draw:layer="layout" svg:x1="9.2cm" svg:y1="8.9cm" svg:x2="12.2cm" svg:y2="8.4cm">
          <text:p/>
        </draw:line>
        <draw:line draw:style-name="gr12" draw:text-style-name="P3" draw:layer="layout" svg:x1="9.3cm" svg:y1="9.2cm" svg:x2="12.2cm" svg:y2="9.6cm">
          <text:p/>
        </draw:line>
        <draw:frame draw:style-name="gr13" draw:text-style-name="P13" draw:layer="layout" svg:width="0.7cm" svg:height="0.962cm" svg:x="11.5cm" svg:y="8.6cm">
          <draw:text-box>
            <text:p><text:span text:style-name="T7">*</text:span></text:p>
          </draw:text-box>
        </draw:frame>
        <draw:frame draw:style-name="gr13" draw:text-style-name="P15" draw:layer="layout" svg:width="0.8cm" svg:height="0.962cm" svg:x="6cm" svg:y="4.038cm">
          <draw:text-box>
            <text:p text:style-name="P14"><text:span text:style-name="T8">2</text:span></text:p>
          </draw:text-box>
        </draw:frame>
        <draw:custom-shape draw:style-name="gr14" draw:text-style-name="P3" draw:layer="layout" svg:width="0.8cm" svg:height="0.8cm" svg:x="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cm" svg:height="0.962cm" svg:x="2.1cm" svg:y="2.438cm">
          <draw:text-box>
            <text:p text:style-name="P8"><text:span text:style-name="T4">2</text:span></text:p>
          </draw:text-box>
        </draw:frame>
        <draw:custom-shape draw:style-name="gr14" draw:text-style-name="P3" draw:layer="layout" svg:width="0.8cm" svg:height="0.8cm" svg:x="2.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